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Default_1">
            <text:p>EmployeeID</text:p>
          </table:table-cell>
          <table:table-cell office:value-type="string" table:style-name="Default_1">
            <text:p>FirstName</text:p>
          </table:table-cell>
          <table:table-cell office:value-type="string" table:style-name="Default_1">
            <text:p>LastName</text:p>
          </table:table-cell>
          <table:table-cell office:value-type="string" table:style-name="Default_1">
            <text:p>Age</text:p>
          </table:table-cell>
          <table:table-cell office:value-type="string" table:style-name="Default_1">
            <text:p>Gender</text:p>
          </table:table-cell>
          <table:table-cell office:value-type="string" table:style-name="Default_1">
            <text:p>JobTitle</text:p>
          </table:table-cell>
          <table:table-cell office:value-type="string" table:style-name="Default_1">
            <text:p>Salary</text:p>
          </table:table-cell>
          <table:table-cell office:value-type="string" table:style-name="Default_1">
            <text:p>StartDate</text:p>
          </table:table-cell>
          <table:table-cell office:value-type="string" table:style-name="Default_1">
            <text:p>EndDate</text:p>
          </table:table-cell>
          <table:table-cell office:value-type="string" table:style-name="ce1">
            <text:p>Full Name</text:p>
          </table:table-cell>
          <table:table-cell table:number-columns-repeated="16374"/>
        </table:table-row>
        <table:table-row table:style-name="ro1">
          <table:table-cell office:value-type="float" office:value="1001" table:style-name="Default_1">
            <text:p>1001</text:p>
          </table:table-cell>
          <table:table-cell office:value-type="string" table:style-name="Default_1">
            <text:p>Jim</text:p>
          </table:table-cell>
          <table:table-cell office:value-type="string" table:style-name="Default_1">
            <text:p>Halpert</text:p>
          </table:table-cell>
          <table:table-cell office:value-type="float" office:value="30" table:style-name="Default_1">
            <text:p>30</text:p>
          </table:table-cell>
          <table:table-cell office:value-type="string" table:style-name="Default_1">
            <text:p>Male</text:p>
          </table:table-cell>
          <table:table-cell office:value-type="string" table:style-name="Default_1">
            <text:p>Salesman</text:p>
          </table:table-cell>
          <table:table-cell office:value-type="float" office:value="45000" table:style-name="Default_1">
            <text:p>45000</text:p>
          </table:table-cell>
          <table:table-cell office:value-type="date" office:date-value="2001-11-02T00:00:00" table:style-name="ce2">
            <text:p>11/2/2001</text:p>
          </table:table-cell>
          <table:table-cell office:value-type="date" office:date-value="2015-09-06T00:00:00" table:style-name="ce2">
            <text:p>9/6/2015</text:p>
          </table:table-cell>
          <table:table-cell office:value-type="string" office:string-value="Halpert Jim" table:formula="of:=[.C2]&amp;&quot; &quot;&amp;[.B2]" table:style-name="ce1">
            <text:p>Halpert Jim</text:p>
          </table:table-cell>
          <table:table-cell table:number-columns-repeated="16374"/>
        </table:table-row>
        <table:table-row table:style-name="ro1">
          <table:table-cell office:value-type="float" office:value="1002" table:style-name="Default_1">
            <text:p>1002</text:p>
          </table:table-cell>
          <table:table-cell office:value-type="string" table:style-name="Default_1">
            <text:p>Pam</text:p>
          </table:table-cell>
          <table:table-cell office:value-type="string" table:style-name="Default_1">
            <text:p>Beasley</text:p>
          </table:table-cell>
          <table:table-cell office:value-type="float" office:value="30" table:style-name="Default_1">
            <text:p>30</text:p>
          </table:table-cell>
          <table:table-cell office:value-type="string" table:style-name="Default_1">
            <text:p>Female</text:p>
          </table:table-cell>
          <table:table-cell office:value-type="string" table:style-name="Default_1">
            <text:p>Receptionist</text:p>
          </table:table-cell>
          <table:table-cell office:value-type="float" office:value="36000" table:style-name="Default_1">
            <text:p>36000</text:p>
          </table:table-cell>
          <table:table-cell office:value-type="date" office:date-value="1999-10-03T00:00:00" table:style-name="ce2">
            <text:p>10/3/1999</text:p>
          </table:table-cell>
          <table:table-cell office:value-type="date" office:date-value="2015-10-10T00:00:00" table:style-name="ce2">
            <text:p>10/10/2015</text:p>
          </table:table-cell>
          <table:table-cell office:value-type="string" office:string-value="Beasley Pam" table:formula="of:=[.C3]&amp;&quot; &quot;&amp;[.B3]" table:style-name="ce1">
            <text:p>Beasley Pam</text:p>
          </table:table-cell>
          <table:table-cell table:number-columns-repeated="16374"/>
        </table:table-row>
        <table:table-row table:style-name="ro1">
          <table:table-cell office:value-type="float" office:value="1003" table:style-name="Default_1">
            <text:p>1003</text:p>
          </table:table-cell>
          <table:table-cell office:value-type="string" table:style-name="Default_1">
            <text:p>Dwight</text:p>
          </table:table-cell>
          <table:table-cell office:value-type="string" table:style-name="Default_1">
            <text:p>Schrute</text:p>
          </table:table-cell>
          <table:table-cell office:value-type="float" office:value="29" table:style-name="Default_1">
            <text:p>29</text:p>
          </table:table-cell>
          <table:table-cell office:value-type="string" table:style-name="Default_1">
            <text:p>Male</text:p>
          </table:table-cell>
          <table:table-cell office:value-type="string" table:style-name="Default_1">
            <text:p>Salesman</text:p>
          </table:table-cell>
          <table:table-cell office:value-type="float" office:value="63000" table:style-name="Default_1">
            <text:p>63000</text:p>
          </table:table-cell>
          <table:table-cell office:value-type="date" office:date-value="2000-07-04T00:00:00" table:style-name="ce2">
            <text:p>7/4/2000</text:p>
          </table:table-cell>
          <table:table-cell office:value-type="date" office:date-value="2017-09-08T00:00:00" table:style-name="ce2">
            <text:p>9/8/2017</text:p>
          </table:table-cell>
          <table:table-cell office:value-type="string" office:string-value="Schrute Dwight" table:formula="of:=[.C4]&amp;&quot; &quot;&amp;[.B4]" table:style-name="ce1">
            <text:p>Schrute Dwight</text:p>
          </table:table-cell>
          <table:table-cell table:number-columns-repeated="16374"/>
        </table:table-row>
        <table:table-row table:style-name="ro1">
          <table:table-cell office:value-type="float" office:value="1004" table:style-name="Default_1">
            <text:p>1004</text:p>
          </table:table-cell>
          <table:table-cell office:value-type="string" table:style-name="Default_1">
            <text:p>Angela</text:p>
          </table:table-cell>
          <table:table-cell office:value-type="string" table:style-name="Default_1">
            <text:p>Martin</text:p>
          </table:table-cell>
          <table:table-cell office:value-type="float" office:value="31" table:style-name="Default_1">
            <text:p>31</text:p>
          </table:table-cell>
          <table:table-cell office:value-type="string" table:style-name="Default_1">
            <text:p>Female</text:p>
          </table:table-cell>
          <table:table-cell office:value-type="string" table:style-name="Default_1">
            <text:p>Accountant</text:p>
          </table:table-cell>
          <table:table-cell office:value-type="float" office:value="47000" table:style-name="Default_1">
            <text:p>47000</text:p>
          </table:table-cell>
          <table:table-cell office:value-type="date" office:date-value="2000-01-05T00:00:00" table:style-name="ce2">
            <text:p>1/5/2000</text:p>
          </table:table-cell>
          <table:table-cell office:value-type="date" office:date-value="2015-12-03T00:00:00" table:style-name="ce2">
            <text:p>12/3/2015</text:p>
          </table:table-cell>
          <table:table-cell office:value-type="string" office:string-value="Martin Angela" table:formula="of:=[.C5]&amp;&quot; &quot;&amp;[.B5]" table:style-name="ce1">
            <text:p>Martin Angela</text:p>
          </table:table-cell>
          <table:table-cell table:number-columns-repeated="16374"/>
        </table:table-row>
        <table:table-row table:style-name="ro1">
          <table:table-cell office:value-type="float" office:value="1005" table:style-name="Default_1">
            <text:p>1005</text:p>
          </table:table-cell>
          <table:table-cell office:value-type="string" table:style-name="Default_1">
            <text:p>Toby</text:p>
          </table:table-cell>
          <table:table-cell office:value-type="string" table:style-name="Default_1">
            <text:p>Flenderson</text:p>
          </table:table-cell>
          <table:table-cell office:value-type="float" office:value="32" table:style-name="Default_1">
            <text:p>32</text:p>
          </table:table-cell>
          <table:table-cell office:value-type="string" table:style-name="Default_1">
            <text:p>Male</text:p>
          </table:table-cell>
          <table:table-cell office:value-type="string" table:style-name="Default_1">
            <text:p>HR</text:p>
          </table:table-cell>
          <table:table-cell office:value-type="float" office:value="50000" table:style-name="Default_1">
            <text:p>50000</text:p>
          </table:table-cell>
          <table:table-cell office:value-type="date" office:date-value="2001-05-06T00:00:00" table:style-name="ce2">
            <text:p>5/6/2001</text:p>
          </table:table-cell>
          <table:table-cell office:value-type="date" office:date-value="2017-08-30T00:00:00" table:style-name="ce2">
            <text:p>8/30/2017</text:p>
          </table:table-cell>
          <table:table-cell office:value-type="string" office:string-value="Flenderson Toby" table:formula="of:=[.C6]&amp;&quot; &quot;&amp;[.B6]" table:style-name="ce1">
            <text:p>Flenderson Toby</text:p>
          </table:table-cell>
          <table:table-cell table:number-columns-repeated="16374"/>
        </table:table-row>
        <table:table-row table:style-name="ro1">
          <table:table-cell office:value-type="float" office:value="1006" table:style-name="Default_1">
            <text:p>1006</text:p>
          </table:table-cell>
          <table:table-cell office:value-type="string" table:style-name="Default_1">
            <text:p>Michael</text:p>
          </table:table-cell>
          <table:table-cell office:value-type="string" table:style-name="Default_1">
            <text:p>Scott</text:p>
          </table:table-cell>
          <table:table-cell office:value-type="float" office:value="35" table:style-name="Default_1">
            <text:p>35</text:p>
          </table:table-cell>
          <table:table-cell office:value-type="string" table:style-name="Default_1">
            <text:p>Male</text:p>
          </table:table-cell>
          <table:table-cell office:value-type="string" table:style-name="Default_1">
            <text:p>Regional Manager</text:p>
          </table:table-cell>
          <table:table-cell office:value-type="float" office:value="65000" table:style-name="Default_1">
            <text:p>65000</text:p>
          </table:table-cell>
          <table:table-cell office:value-type="date" office:date-value="1995-12-07T00:00:00" table:style-name="ce2">
            <text:p>12/7/1995</text:p>
          </table:table-cell>
          <table:table-cell office:value-type="date" office:date-value="2013-09-11T00:00:00" table:style-name="ce2">
            <text:p>9/11/2013</text:p>
          </table:table-cell>
          <table:table-cell office:value-type="string" office:string-value="Scott Michael" table:formula="of:=[.C7]&amp;&quot; &quot;&amp;[.B7]" table:style-name="ce1">
            <text:p>Scott Michael</text:p>
          </table:table-cell>
          <table:table-cell table:number-columns-repeated="16374"/>
        </table:table-row>
        <table:table-row table:style-name="ro1">
          <table:table-cell office:value-type="float" office:value="1007" table:style-name="Default_1">
            <text:p>1007</text:p>
          </table:table-cell>
          <table:table-cell office:value-type="string" table:style-name="Default_1">
            <text:p>Meredith</text:p>
          </table:table-cell>
          <table:table-cell office:value-type="string" table:style-name="Default_1">
            <text:p>Palmer</text:p>
          </table:table-cell>
          <table:table-cell office:value-type="float" office:value="32" table:style-name="Default_1">
            <text:p>32</text:p>
          </table:table-cell>
          <table:table-cell office:value-type="string" table:style-name="Default_1">
            <text:p>Female</text:p>
          </table:table-cell>
          <table:table-cell office:value-type="string" table:style-name="Default_1">
            <text:p>Supplier Relations</text:p>
          </table:table-cell>
          <table:table-cell office:value-type="float" office:value="41000" table:style-name="Default_1">
            <text:p>41000</text:p>
          </table:table-cell>
          <table:table-cell office:value-type="date" office:date-value="2003-11-08T00:00:00" table:style-name="ce2">
            <text:p>11/8/2003</text:p>
          </table:table-cell>
          <table:table-cell office:value-type="date" office:date-value="2013-10-04T00:00:00" table:style-name="ce2">
            <text:p>10/4/2013</text:p>
          </table:table-cell>
          <table:table-cell office:value-type="string" office:string-value="Palmer Meredith" table:formula="of:=[.C8]&amp;&quot; &quot;&amp;[.B8]" table:style-name="ce1">
            <text:p>Palmer Meredith</text:p>
          </table:table-cell>
          <table:table-cell table:number-columns-repeated="16374"/>
        </table:table-row>
        <table:table-row table:style-name="ro1">
          <table:table-cell office:value-type="float" office:value="1008" table:style-name="Default_1">
            <text:p>1008</text:p>
          </table:table-cell>
          <table:table-cell office:value-type="string" table:style-name="Default_1">
            <text:p>Stanley</text:p>
          </table:table-cell>
          <table:table-cell office:value-type="string" table:style-name="Default_1">
            <text:p>Hudson</text:p>
          </table:table-cell>
          <table:table-cell office:value-type="float" office:value="38" table:style-name="Default_1">
            <text:p>38</text:p>
          </table:table-cell>
          <table:table-cell office:value-type="string" table:style-name="Default_1">
            <text:p>Male</text:p>
          </table:table-cell>
          <table:table-cell office:value-type="string" table:style-name="Default_1">
            <text:p>Salesman</text:p>
          </table:table-cell>
          <table:table-cell office:value-type="float" office:value="48000" table:style-name="Default_1">
            <text:p>48000</text:p>
          </table:table-cell>
          <table:table-cell office:value-type="date" office:date-value="2002-06-09T00:00:00" table:style-name="ce2">
            <text:p>6/9/2002</text:p>
          </table:table-cell>
          <table:table-cell office:value-type="date" office:date-value="2015-04-22T00:00:00" table:style-name="ce2">
            <text:p>4/22/2015</text:p>
          </table:table-cell>
          <table:table-cell office:value-type="string" office:string-value="Hudson Stanley" table:formula="of:=[.C9]&amp;&quot; &quot;&amp;[.B9]" table:style-name="ce1">
            <text:p>Hudson Stanley</text:p>
          </table:table-cell>
          <table:table-cell table:number-columns-repeated="16374"/>
        </table:table-row>
        <table:table-row table:style-name="ro1">
          <table:table-cell office:value-type="float" office:value="1009" table:style-name="Default_1">
            <text:p>1009</text:p>
          </table:table-cell>
          <table:table-cell office:value-type="string" table:style-name="Default_1">
            <text:p>Kevin</text:p>
          </table:table-cell>
          <table:table-cell office:value-type="string" table:style-name="Default_1">
            <text:p>Malone</text:p>
          </table:table-cell>
          <table:table-cell office:value-type="float" office:value="31" table:style-name="Default_1">
            <text:p>31</text:p>
          </table:table-cell>
          <table:table-cell office:value-type="string" table:style-name="Default_1">
            <text:p>Male</text:p>
          </table:table-cell>
          <table:table-cell office:value-type="string" table:style-name="Default_1">
            <text:p>Accountant</text:p>
          </table:table-cell>
          <table:table-cell office:value-type="float" office:value="42000" table:style-name="Default_1">
            <text:p>42000</text:p>
          </table:table-cell>
          <table:table-cell office:value-type="date" office:date-value="2003-08-10T00:00:00" table:style-name="ce2">
            <text:p>8/10/2003</text:p>
          </table:table-cell>
          <table:table-cell office:value-type="date" office:date-value="2011-09-14T00:00:00" table:style-name="ce2">
            <text:p>9/14/2011</text:p>
          </table:table-cell>
          <table:table-cell office:value-type="string" office:string-value="Malone Kevin" table:formula="of:=[.C10]&amp;&quot; &quot;&amp;[.B10]" table:style-name="ce1">
            <text:p>Malone Kevin</text:p>
          </table:table-cell>
          <table:table-cell table:number-columns-repeated="16374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/>
      <number:text>/</number:text>
      <number:day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Raph Adam</dc:creator>
    <meta:creation-date>2025-01-02T23:04:47Z</meta:creation-date>
    <dc:date>2025-01-07T22:23:50Z</dc:date>
    <meta:editing-cycles>1</meta:editing-cycles>
    <meta:editing-duration>PT8S</meta:editing-duration>
  </office:meta>
</office:document-meta>
</file>